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6" table:default-cell-style-name="ce2"/>
        <table:table-column table:style-name="co1" table:number-columns-repeated="1010" table:default-cell-style-name="Default"/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7705328" calcext:value-type="float">
            <text:p>0.47705328</text:p>
          </table:table-cell>
          <table:table-cell office:value-type="float" office:value="0.45344426" calcext:value-type="float">
            <text:p>0.45344426</text:p>
          </table:table-cell>
          <table:table-cell office:value-type="float" office:value="0.40431102" calcext:value-type="float">
            <text:p>0.40431102</text:p>
          </table:table-cell>
          <table:table-cell office:value-type="float" office:value="0.27861283" calcext:value-type="float">
            <text:p>0.27861283</text:p>
          </table:table-cell>
          <table:table-cell office:value-type="float" office:value="0.27152901" calcext:value-type="float">
            <text:p>0.27152901</text:p>
          </table:table-cell>
          <table:table-cell office:value-type="float" office:value="0.28493108" calcext:value-type="float">
            <text:p>0.28493108</text:p>
          </table:table-cell>
          <table:table-cell/>
          <table:table-cell table:formula="of:=([.B1]-[.B$34])/[.B$34]" office:value-type="float" office:value="-0.00472527823237879" calcext:value-type="float">
            <text:p>-0.005</text:p>
          </table:table-cell>
          <table:table-cell table:formula="of:=([.C1]-[.C$34])/[.C$34]" office:value-type="float" office:value="-0.004873344327205" calcext:value-type="float">
            <text:p>-0.005</text:p>
          </table:table-cell>
          <table:table-cell table:formula="of:=([.D1]-[.D$34])/[.D$34]" office:value-type="float" office:value="-0.00530241244505005" calcext:value-type="float">
            <text:p>-0.005</text:p>
          </table:table-cell>
          <table:table-cell table:formula="of:=([.E1]-[.E$34])/[.E$34]" office:value-type="float" office:value="-0.00150780820873232" calcext:value-type="float">
            <text:p>-0.002</text:p>
          </table:table-cell>
          <table:table-cell table:formula="of:=([.F1]-[.F$34])/[.F$34]" office:value-type="float" office:value="-0.00117646155521899" calcext:value-type="float">
            <text:p>-0.001</text:p>
          </table:table-cell>
          <table:table-cell table:formula="of:=([.G1]-[.G$34])/[.G$34]" office:value-type="float" office:value="-0.00144935948190691" calcext:value-type="float">
            <text:p>-0.001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7692474" calcext:value-type="float">
            <text:p>0.47692474</text:p>
          </table:table-cell>
          <table:table-cell office:value-type="float" office:value="0.45329742" calcext:value-type="float">
            <text:p>0.45329742</text:p>
          </table:table-cell>
          <table:table-cell office:value-type="float" office:value="0.40418596" calcext:value-type="float">
            <text:p>0.40418596</text:p>
          </table:table-cell>
          <table:table-cell office:value-type="float" office:value="0.27861583" calcext:value-type="float">
            <text:p>0.27861583</text:p>
          </table:table-cell>
          <table:table-cell office:value-type="float" office:value="0.27151356" calcext:value-type="float">
            <text:p>0.27151356</text:p>
          </table:table-cell>
          <table:table-cell office:value-type="float" office:value="0.28491475" calcext:value-type="float">
            <text:p>0.28491475</text:p>
          </table:table-cell>
          <table:table-cell/>
          <table:table-cell table:formula="of:=([.B2]-[.B$34])/[.B$34]" office:value-type="float" office:value="-0.00499345082043021" calcext:value-type="float">
            <text:p>-0.005</text:p>
          </table:table-cell>
          <table:table-cell table:formula="of:=([.C2]-[.C$34])/[.C$34]" office:value-type="float" office:value="-0.00519559870554684" calcext:value-type="float">
            <text:p>-0.005</text:p>
          </table:table-cell>
          <table:table-cell table:formula="of:=([.D2]-[.D$34])/[.D$34]" office:value-type="float" office:value="-0.00561008865011523" calcext:value-type="float">
            <text:p>-0.006</text:p>
          </table:table-cell>
          <table:table-cell table:formula="of:=([.E2]-[.E$34])/[.E$34]" office:value-type="float" office:value="-0.00149705681377556" calcext:value-type="float">
            <text:p>-0.001</text:p>
          </table:table-cell>
          <table:table-cell table:formula="of:=([.F2]-[.F$34])/[.F$34]" office:value-type="float" office:value="-0.00123329461209567" calcext:value-type="float">
            <text:p>-0.001</text:p>
          </table:table-cell>
          <table:table-cell table:formula="of:=([.G2]-[.G$34])/[.G$34]" office:value-type="float" office:value="-0.00150658852115271" calcext:value-type="float">
            <text:p>-0.002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7787487" calcext:value-type="float">
            <text:p>0.47787487</text:p>
          </table:table-cell>
          <table:table-cell office:value-type="float" office:value="0.45425661" calcext:value-type="float">
            <text:p>0.45425661</text:p>
          </table:table-cell>
          <table:table-cell office:value-type="float" office:value="0.40510828" calcext:value-type="float">
            <text:p>0.40510828</text:p>
          </table:table-cell>
          <table:table-cell office:value-type="float" office:value="0.27868145" calcext:value-type="float">
            <text:p>0.27868145</text:p>
          </table:table-cell>
          <table:table-cell office:value-type="float" office:value="0.27157288" calcext:value-type="float">
            <text:p>0.27157288</text:p>
          </table:table-cell>
          <table:table-cell office:value-type="float" office:value="0.28498517" calcext:value-type="float">
            <text:p>0.28498517</text:p>
          </table:table-cell>
          <table:table-cell/>
          <table:table-cell table:formula="of:=([.B3]-[.B$34])/[.B$34]" office:value-type="float" office:value="-0.00301119766121692" calcext:value-type="float">
            <text:p>-0.003</text:p>
          </table:table-cell>
          <table:table-cell table:formula="of:=([.C3]-[.C$34])/[.C$34]" office:value-type="float" office:value="-0.003090564810411" calcext:value-type="float">
            <text:p>-0.003</text:p>
          </table:table-cell>
          <table:table-cell table:formula="of:=([.D3]-[.D$34])/[.D$34]" office:value-type="float" office:value="-0.00334097048718794" calcext:value-type="float">
            <text:p>-0.003</text:p>
          </table:table-cell>
          <table:table-cell table:formula="of:=([.E3]-[.E$34])/[.E$34]" office:value-type="float" office:value="-0.00126188796808625" calcext:value-type="float">
            <text:p>-0.001</text:p>
          </table:table-cell>
          <table:table-cell table:formula="of:=([.F3]-[.F$34])/[.F$34]" office:value-type="float" office:value="-0.00101508510180956" calcext:value-type="float">
            <text:p>-0.001</text:p>
          </table:table-cell>
          <table:table-cell table:formula="of:=([.G3]-[.G$34])/[.G$34]" office:value-type="float" office:value="-0.00125979924107383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3]+7" office:value-type="float" office:value="277" calcext:value-type="float">
            <text:p>277</text:p>
          </table:table-cell>
          <table:table-cell office:value-type="float" office:value="0.47791041" calcext:value-type="float">
            <text:p>0.47791041</text:p>
          </table:table-cell>
          <table:table-cell office:value-type="float" office:value="0.45428348" calcext:value-type="float">
            <text:p>0.45428348</text:p>
          </table:table-cell>
          <table:table-cell office:value-type="float" office:value="0.405142" calcext:value-type="float">
            <text:p>0.405142</text:p>
          </table:table-cell>
          <table:table-cell office:value-type="float" office:value="0.27871639" calcext:value-type="float">
            <text:p>0.27871639</text:p>
          </table:table-cell>
          <table:table-cell office:value-type="float" office:value="0.27159659" calcext:value-type="float">
            <text:p>0.27159659</text:p>
          </table:table-cell>
          <table:table-cell office:value-type="float" office:value="0.28501424" calcext:value-type="float">
            <text:p>0.28501424</text:p>
          </table:table-cell>
          <table:table-cell/>
          <table:table-cell table:formula="of:=([.B4]-[.B$34])/[.B$34]" office:value-type="float" office:value="-0.00293705067366949" calcext:value-type="float">
            <text:p>-0.003</text:p>
          </table:table-cell>
          <table:table-cell table:formula="of:=([.C4]-[.C$34])/[.C$34]" office:value-type="float" office:value="-0.00303159603387838" calcext:value-type="float">
            <text:p>-0.003</text:p>
          </table:table-cell>
          <table:table-cell table:formula="of:=([.D4]-[.D$34])/[.D$34]" office:value-type="float" office:value="-0.00325801157438768" calcext:value-type="float">
            <text:p>-0.003</text:p>
          </table:table-cell>
          <table:table-cell table:formula="of:=([.E4]-[.E$34])/[.E$34]" office:value-type="float" office:value="-0.00113667005482228" calcext:value-type="float">
            <text:p>-0.001</text:p>
          </table:table-cell>
          <table:table-cell table:formula="of:=([.F4]-[.F$34])/[.F$34]" office:value-type="float" office:value="-0.000927867510965263" calcext:value-type="float">
            <text:p>-0.001</text:p>
          </table:table-cell>
          <table:table-cell table:formula="of:=([.G4]-[.G$34])/[.G$34]" office:value-type="float" office:value="-0.0011579224394280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4]+7" office:value-type="float" office:value="284" calcext:value-type="float">
            <text:p>284</text:p>
          </table:table-cell>
          <table:table-cell office:value-type="float" office:value="0.47799739" calcext:value-type="float">
            <text:p>0.47799739</text:p>
          </table:table-cell>
          <table:table-cell office:value-type="float" office:value="0.45437105" calcext:value-type="float">
            <text:p>0.45437105</text:p>
          </table:table-cell>
          <table:table-cell office:value-type="float" office:value="0.4052158" calcext:value-type="float">
            <text:p>0.4052158</text:p>
          </table:table-cell>
          <table:table-cell office:value-type="float" office:value="0.27874172" calcext:value-type="float">
            <text:p>0.27874172</text:p>
          </table:table-cell>
          <table:table-cell office:value-type="float" office:value="0.2716151" calcext:value-type="float">
            <text:p>0.2716151</text:p>
          </table:table-cell>
          <table:table-cell office:value-type="float" office:value="0.2850417" calcext:value-type="float">
            <text:p>0.2850417</text:p>
          </table:table-cell>
          <table:table-cell/>
          <table:table-cell table:formula="of:=([.B5]-[.B$34])/[.B$34]" office:value-type="float" office:value="-0.00275558457977875" calcext:value-type="float">
            <text:p>-0.003</text:p>
          </table:table-cell>
          <table:table-cell table:formula="of:=([.C5]-[.C$34])/[.C$34]" office:value-type="float" office:value="-0.00283941532077982" calcext:value-type="float">
            <text:p>-0.003</text:p>
          </table:table-cell>
          <table:table-cell table:formula="of:=([.D5]-[.D$34])/[.D$34]" office:value-type="float" office:value="-0.00307644669405987" calcext:value-type="float">
            <text:p>-0.003</text:p>
          </table:table-cell>
          <table:table-cell table:formula="of:=([.E5]-[.E$34])/[.E$34]" office:value-type="float" office:value="-0.00104589244340317" calcext:value-type="float">
            <text:p>-0.001</text:p>
          </table:table-cell>
          <table:table-cell table:formula="of:=([.F5]-[.F$34])/[.F$34]" office:value-type="float" office:value="-0.000859778198163716" calcext:value-type="float">
            <text:p>-0.001</text:p>
          </table:table-cell>
          <table:table-cell table:formula="of:=([.G5]-[.G$34])/[.G$34]" office:value-type="float" office:value="-0.00106168793742634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5]+7" office:value-type="float" office:value="291" calcext:value-type="float">
            <text:p>291</text:p>
          </table:table-cell>
          <table:table-cell office:value-type="float" office:value="0.4780466" calcext:value-type="float">
            <text:p>0.4780466</text:p>
          </table:table-cell>
          <table:table-cell office:value-type="float" office:value="0.45441181" calcext:value-type="float">
            <text:p>0.45441181</text:p>
          </table:table-cell>
          <table:table-cell office:value-type="float" office:value="0.40526145" calcext:value-type="float">
            <text:p>0.40526145</text:p>
          </table:table-cell>
          <table:table-cell office:value-type="float" office:value="0.27880597" calcext:value-type="float">
            <text:p>0.27880597</text:p>
          </table:table-cell>
          <table:table-cell office:value-type="float" office:value="0.2716742" calcext:value-type="float">
            <text:p>0.2716742</text:p>
          </table:table-cell>
          <table:table-cell office:value-type="float" office:value="0.28510283" calcext:value-type="float">
            <text:p>0.28510283</text:p>
          </table:table-cell>
          <table:table-cell/>
          <table:table-cell table:formula="of:=([.B6]-[.B$34])/[.B$34]" office:value-type="float" office:value="-0.00265291791525409" calcext:value-type="float">
            <text:p>-0.003</text:p>
          </table:table-cell>
          <table:table-cell table:formula="of:=([.C6]-[.C$34])/[.C$34]" office:value-type="float" office:value="-0.00274996361510545" calcext:value-type="float">
            <text:p>-0.003</text:p>
          </table:table-cell>
          <table:table-cell table:formula="of:=([.D6]-[.D$34])/[.D$34]" office:value-type="float" office:value="-0.00296413725250187" calcext:value-type="float">
            <text:p>-0.003</text:p>
          </table:table-cell>
          <table:table-cell table:formula="of:=([.E6]-[.E$34])/[.E$34]" office:value-type="float" office:value="-0.000815633401410823" calcext:value-type="float">
            <text:p>-0.001</text:p>
          </table:table-cell>
          <table:table-cell table:formula="of:=([.F6]-[.F$34])/[.F$34]" office:value-type="float" office:value="-0.00064237796117959" calcext:value-type="float">
            <text:p>-0.001</text:p>
          </table:table-cell>
          <table:table-cell table:formula="of:=([.G6]-[.G$34])/[.G$34]" office:value-type="float" office:value="-0.000847455777653206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6]+7" office:value-type="float" office:value="298" calcext:value-type="float">
            <text:p>298</text:p>
          </table:table-cell>
          <table:table-cell office:value-type="float" office:value="0.47819312" calcext:value-type="float">
            <text:p>0.47819312</text:p>
          </table:table-cell>
          <table:table-cell office:value-type="float" office:value="0.45456464" calcext:value-type="float">
            <text:p>0.45456464</text:p>
          </table:table-cell>
          <table:table-cell office:value-type="float" office:value="0.40539433" calcext:value-type="float">
            <text:p>0.40539433</text:p>
          </table:table-cell>
          <table:table-cell office:value-type="float" office:value="0.27882474" calcext:value-type="float">
            <text:p>0.27882474</text:p>
          </table:table-cell>
          <table:table-cell office:value-type="float" office:value="0.27168757" calcext:value-type="float">
            <text:p>0.27168757</text:p>
          </table:table-cell>
          <table:table-cell office:value-type="float" office:value="0.28513125" calcext:value-type="float">
            <text:p>0.28513125</text:p>
          </table:table-cell>
          <table:table-cell/>
          <table:table-cell table:formula="of:=([.B7]-[.B$34])/[.B$34]" office:value-type="float" office:value="-0.00234723371110517" calcext:value-type="float">
            <text:p>-0.002</text:p>
          </table:table-cell>
          <table:table-cell table:formula="of:=([.C7]-[.C$34])/[.C$34]" office:value-type="float" office:value="-0.00241456361073343" calcext:value-type="float">
            <text:p>-0.002</text:p>
          </table:table-cell>
          <table:table-cell table:formula="of:=([.D7]-[.D$34])/[.D$34]" office:value-type="float" office:value="-0.00263722205876239" calcext:value-type="float">
            <text:p>-0.003</text:p>
          </table:table-cell>
          <table:table-cell table:formula="of:=([.E7]-[.E$34])/[.E$34]" office:value-type="float" office:value="-0.00074836550696417" calcext:value-type="float">
            <text:p>-0.001</text:p>
          </table:table-cell>
          <table:table-cell table:formula="of:=([.F7]-[.F$34])/[.F$34]" office:value-type="float" office:value="-0.000593196215520003" calcext:value-type="float">
            <text:p>-0.001</text:p>
          </table:table-cell>
          <table:table-cell table:formula="of:=([.G7]-[.G$34])/[.G$34]" office:value-type="float" office:value="-0.00074785692306880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7]+7" office:value-type="float" office:value="305" calcext:value-type="float">
            <text:p>305</text:p>
          </table:table-cell>
          <table:table-cell office:value-type="float" office:value="0.47934367" calcext:value-type="float">
            <text:p>0.47934367</text:p>
          </table:table-cell>
          <table:table-cell office:value-type="float" office:value="0.45571022" calcext:value-type="float">
            <text:p>0.45571022</text:p>
          </table:table-cell>
          <table:table-cell office:value-type="float" office:value="0.40653418" calcext:value-type="float">
            <text:p>0.40653418</text:p>
          </table:table-cell>
          <table:table-cell office:value-type="float" office:value="0.27884834" calcext:value-type="float">
            <text:p>0.27884834</text:p>
          </table:table-cell>
          <table:table-cell office:value-type="float" office:value="0.27170645" calcext:value-type="float">
            <text:p>0.27170645</text:p>
          </table:table-cell>
          <table:table-cell office:value-type="float" office:value="0.28516262" calcext:value-type="float">
            <text:p>0.28516262</text:p>
          </table:table-cell>
          <table:table-cell/>
          <table:table-cell table:formula="of:=([.B8]-[.B$34])/[.B$34]" office:value-type="float" office:value="0.0000531550486780313" calcext:value-type="float">
            <text:p>0.000</text:p>
          </table:table-cell>
          <table:table-cell table:formula="of:=([.C8]-[.C$34])/[.C$34]" office:value-type="float" office:value="0.0000995209080685464" calcext:value-type="float">
            <text:p>0.000</text:p>
          </table:table-cell>
          <table:table-cell table:formula="of:=([.D8]-[.D$34])/[.D$34]" office:value-type="float" office:value="0.000167069659960749" calcext:value-type="float">
            <text:p>0.000</text:p>
          </table:table-cell>
          <table:table-cell table:formula="of:=([.E8]-[.E$34])/[.E$34]" office:value-type="float" office:value="-0.000663787866636959" calcext:value-type="float">
            <text:p>-0.001</text:p>
          </table:table-cell>
          <table:table-cell table:formula="of:=([.F8]-[.F$34])/[.F$34]" office:value-type="float" office:value="-0.000523745852165324" calcext:value-type="float">
            <text:p>-0.001</text:p>
          </table:table-cell>
          <table:table-cell table:formula="of:=([.G8]-[.G$34])/[.G$34]" office:value-type="float" office:value="-0.000637919693360188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8]+7" office:value-type="float" office:value="312" calcext:value-type="float">
            <text:p>312</text:p>
          </table:table-cell>
          <table:table-cell office:value-type="float" office:value="0.47937888" calcext:value-type="float">
            <text:p>0.47937888</text:p>
          </table:table-cell>
          <table:table-cell office:value-type="float" office:value="0.4557422" calcext:value-type="float">
            <text:p>0.4557422</text:p>
          </table:table-cell>
          <table:table-cell office:value-type="float" office:value="0.40656279" calcext:value-type="float">
            <text:p>0.40656279</text:p>
          </table:table-cell>
          <table:table-cell office:value-type="float" office:value="0.27886466" calcext:value-type="float">
            <text:p>0.27886466</text:p>
          </table:table-cell>
          <table:table-cell office:value-type="float" office:value="0.27171572" calcext:value-type="float">
            <text:p>0.27171572</text:p>
          </table:table-cell>
          <table:table-cell office:value-type="float" office:value="0.28517774" calcext:value-type="float">
            <text:p>0.28517774</text:p>
          </table:table-cell>
          <table:table-cell/>
          <table:table-cell table:formula="of:=([.B9]-[.B$34])/[.B$34]" office:value-type="float" office:value="0.000126613558288207" calcext:value-type="float">
            <text:p>0.000</text:p>
          </table:table-cell>
          <table:table-cell table:formula="of:=([.C9]-[.C$34])/[.C$34]" office:value-type="float" office:value="0.00016970406674036" calcext:value-type="float">
            <text:p>0.000</text:p>
          </table:table-cell>
          <table:table-cell table:formula="of:=([.D9]-[.D$34])/[.D$34]" office:value-type="float" office:value="0.00023745680394691" calcext:value-type="float">
            <text:p>0.000</text:p>
          </table:table-cell>
          <table:table-cell table:formula="of:=([.E9]-[.E$34])/[.E$34]" office:value-type="float" office:value="-0.00060530027807188" calcext:value-type="float">
            <text:p>-0.001</text:p>
          </table:table-cell>
          <table:table-cell table:formula="of:=([.F9]-[.F$34])/[.F$34]" office:value-type="float" office:value="-0.000489646018039354" calcext:value-type="float">
            <text:p>0.000</text:p>
          </table:table-cell>
          <table:table-cell table:formula="of:=([.G9]-[.G$34])/[.G$34]" office:value-type="float" office:value="-0.000584931140182299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9]+7" office:value-type="float" office:value="319" calcext:value-type="float">
            <text:p>319</text:p>
          </table:table-cell>
          <table:table-cell office:value-type="float" office:value="0.47941246" calcext:value-type="float">
            <text:p>0.47941246</text:p>
          </table:table-cell>
          <table:table-cell office:value-type="float" office:value="0.45577292" calcext:value-type="float">
            <text:p>0.45577292</text:p>
          </table:table-cell>
          <table:table-cell office:value-type="float" office:value="0.40659082" calcext:value-type="float">
            <text:p>0.40659082</text:p>
          </table:table-cell>
          <table:table-cell office:value-type="float" office:value="0.2788866" calcext:value-type="float">
            <text:p>0.2788866</text:p>
          </table:table-cell>
          <table:table-cell office:value-type="float" office:value="0.27173037" calcext:value-type="float">
            <text:p>0.27173037</text:p>
          </table:table-cell>
          <table:table-cell office:value-type="float" office:value="0.28519797" calcext:value-type="float">
            <text:p>0.28519797</text:p>
          </table:table-cell>
          <table:table-cell/>
          <table:table-cell table:formula="of:=([.B10]-[.B$34])/[.B$34]" office:value-type="float" office:value="0.00019667140414755" calcext:value-type="float">
            <text:p>0.000</text:p>
          </table:table-cell>
          <table:table-cell table:formula="of:=([.C10]-[.C$34])/[.C$34]" office:value-type="float" office:value="0.000237122035295762" calcext:value-type="float">
            <text:p>0.000</text:p>
          </table:table-cell>
          <table:table-cell table:formula="of:=([.D10]-[.D$34])/[.D$34]" office:value-type="float" office:value="0.000306417015269316" calcext:value-type="float">
            <text:p>0.000</text:p>
          </table:table-cell>
          <table:table-cell table:formula="of:=([.E10]-[.E$34])/[.E$34]" office:value-type="float" office:value="-0.000526671742954174" calcext:value-type="float">
            <text:p>-0.001</text:p>
          </table:table-cell>
          <table:table-cell table:formula="of:=([.F10]-[.F$34])/[.F$34]" office:value-type="float" office:value="-0.000435755773169309" calcext:value-type="float">
            <text:p>0.000</text:p>
          </table:table-cell>
          <table:table-cell table:formula="of:=([.G10]-[.G$34])/[.G$34]" office:value-type="float" office:value="-0.000514034418569161" calcext:value-type="float">
            <text:p>-0.001</text:p>
          </table:table-cell>
          <table:table-cell table:number-columns-repeated="1010"/>
        </table:table-row>
        <table:table-row table:style-name="ro1">
          <table:table-cell table:formula="of:=[.A10]+7" office:value-type="float" office:value="326" calcext:value-type="float">
            <text:p>326</text:p>
          </table:table-cell>
          <table:table-cell office:value-type="float" office:value="0.47951517" calcext:value-type="float">
            <text:p>0.47951517</text:p>
          </table:table-cell>
          <table:table-cell office:value-type="float" office:value="0.45587224" calcext:value-type="float">
            <text:p>0.45587224</text:p>
          </table:table-cell>
          <table:table-cell office:value-type="float" office:value="0.40668477" calcext:value-type="float">
            <text:p>0.40668477</text:p>
          </table:table-cell>
          <table:table-cell office:value-type="float" office:value="0.27892356" calcext:value-type="float">
            <text:p>0.27892356</text:p>
          </table:table-cell>
          <table:table-cell office:value-type="float" office:value="0.27176185" calcext:value-type="float">
            <text:p>0.27176185</text:p>
          </table:table-cell>
          <table:table-cell office:value-type="float" office:value="0.2852355" calcext:value-type="float">
            <text:p>0.2852355</text:p>
          </table:table-cell>
          <table:table-cell/>
          <table:table-cell table:formula="of:=([.B11]-[.B$34])/[.B$34]" office:value-type="float" office:value="0.000410954946381571" calcext:value-type="float">
            <text:p>0.000</text:p>
          </table:table-cell>
          <table:table-cell table:formula="of:=([.C11]-[.C$34])/[.C$34]" office:value-type="float" office:value="0.000455089243528546" calcext:value-type="float">
            <text:p>0.000</text:p>
          </table:table-cell>
          <table:table-cell table:formula="of:=([.D11]-[.D$34])/[.D$34]" office:value-type="float" office:value="0.000537555504521468" calcext:value-type="float">
            <text:p>0.001</text:p>
          </table:table-cell>
          <table:table-cell table:formula="of:=([.E11]-[.E$34])/[.E$34]" office:value-type="float" office:value="-0.000394214557085758" calcext:value-type="float">
            <text:p>0.000</text:p>
          </table:table-cell>
          <table:table-cell table:formula="of:=([.F11]-[.F$34])/[.F$34]" office:value-type="float" office:value="-0.000319956120711291" calcext:value-type="float">
            <text:p>0.000</text:p>
          </table:table-cell>
          <table:table-cell table:formula="of:=([.G11]-[.G$34])/[.G$34]" office:value-type="float" office:value="-0.0003825092597883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1]+7" office:value-type="float" office:value="333" calcext:value-type="float">
            <text:p>333</text:p>
          </table:table-cell>
          <table:table-cell office:value-type="float" office:value="0.47954761" calcext:value-type="float">
            <text:p>0.47954761</text:p>
          </table:table-cell>
          <table:table-cell office:value-type="float" office:value="0.45589942" calcext:value-type="float">
            <text:p>0.45589942</text:p>
          </table:table-cell>
          <table:table-cell office:value-type="float" office:value="0.40674332" calcext:value-type="float">
            <text:p>0.40674332</text:p>
          </table:table-cell>
          <table:table-cell office:value-type="float" office:value="0.27937354" calcext:value-type="float">
            <text:p>0.27937354</text:p>
          </table:table-cell>
          <table:table-cell office:value-type="float" office:value="0.2722321" calcext:value-type="float">
            <text:p>0.2722321</text:p>
          </table:table-cell>
          <table:table-cell office:value-type="float" office:value="0.28563651" calcext:value-type="float">
            <text:p>0.28563651</text:p>
          </table:table-cell>
          <table:table-cell/>
          <table:table-cell table:formula="of:=([.B12]-[.B$34])/[.B$34]" office:value-type="float" office:value="0.00047863441391225" calcext:value-type="float">
            <text:p>0.000</text:p>
          </table:table-cell>
          <table:table-cell table:formula="of:=([.C12]-[.C$34])/[.C$34]" office:value-type="float" office:value="0.000514738344613654" calcext:value-type="float">
            <text:p>0.001</text:p>
          </table:table-cell>
          <table:table-cell table:formula="of:=([.D12]-[.D$34])/[.D$34]" office:value-type="float" office:value="0.000681601896705715" calcext:value-type="float">
            <text:p>0.001</text:p>
          </table:table-cell>
          <table:table-cell table:formula="of:=([.E12]-[.E$34])/[.E$34]" office:value-type="float" office:value="0.0012184230104744" calcext:value-type="float">
            <text:p>0.001</text:p>
          </table:table-cell>
          <table:table-cell table:formula="of:=([.F12]-[.F$34])/[.F$34]" office:value-type="float" office:value="0.00140986556189127" calcext:value-type="float">
            <text:p>0.001</text:p>
          </table:table-cell>
          <table:table-cell table:formula="of:=([.G12]-[.G$34])/[.G$34]" office:value-type="float" office:value="0.00102284389562805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12]+7" office:value-type="float" office:value="340" calcext:value-type="float">
            <text:p>340</text:p>
          </table:table-cell>
          <table:table-cell office:value-type="float" office:value="0.47958576" calcext:value-type="float">
            <text:p>0.47958576</text:p>
          </table:table-cell>
          <table:table-cell office:value-type="float" office:value="0.45593833" calcext:value-type="float">
            <text:p>0.45593833</text:p>
          </table:table-cell>
          <table:table-cell office:value-type="float" office:value="0.40674328" calcext:value-type="float">
            <text:p>0.40674328</text:p>
          </table:table-cell>
          <table:table-cell office:value-type="float" office:value="0.27897136" calcext:value-type="float">
            <text:p>0.27897136</text:p>
          </table:table-cell>
          <table:table-cell office:value-type="float" office:value="0.27179819" calcext:value-type="float">
            <text:p>0.27179819</text:p>
          </table:table-cell>
          <table:table-cell office:value-type="float" office:value="0.28528491" calcext:value-type="float">
            <text:p>0.28528491</text:p>
          </table:table-cell>
          <table:table-cell/>
          <table:table-cell table:formula="of:=([.B13]-[.B$34])/[.B$34]" office:value-type="float" office:value="0.000558226636054501" calcext:value-type="float">
            <text:p>0.001</text:p>
          </table:table-cell>
          <table:table-cell table:formula="of:=([.C13]-[.C$34])/[.C$34]" office:value-type="float" office:value="0.000600130048926399" calcext:value-type="float">
            <text:p>0.001</text:p>
          </table:table-cell>
          <table:table-cell table:formula="of:=([.D13]-[.D$34])/[.D$34]" office:value-type="float" office:value="0.000681503487556401" calcext:value-type="float">
            <text:p>0.001</text:p>
          </table:table-cell>
          <table:table-cell table:formula="of:=([.E13]-[.E$34])/[.E$34]" office:value-type="float" office:value="-0.000222908997440104" calcext:value-type="float">
            <text:p>0.000</text:p>
          </table:table-cell>
          <table:table-cell table:formula="of:=([.F13]-[.F$34])/[.F$34]" office:value-type="float" office:value="-0.000186278885313675" calcext:value-type="float">
            <text:p>0.000</text:p>
          </table:table-cell>
          <table:table-cell table:formula="of:=([.G13]-[.G$34])/[.G$34]" office:value-type="float" office:value="-0.00020935023779596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3]+7" office:value-type="float" office:value="347" calcext:value-type="float">
            <text:p>347</text:p>
          </table:table-cell>
          <table:table-cell office:value-type="float" office:value="0.47961943" calcext:value-type="float">
            <text:p>0.47961943</text:p>
          </table:table-cell>
          <table:table-cell office:value-type="float" office:value="0.45597041" calcext:value-type="float">
            <text:p>0.45597041</text:p>
          </table:table-cell>
          <table:table-cell office:value-type="float" office:value="0.40676955" calcext:value-type="float">
            <text:p>0.40676955</text:p>
          </table:table-cell>
          <table:table-cell office:value-type="float" office:value="0.27898226" calcext:value-type="float">
            <text:p>0.27898226</text:p>
          </table:table-cell>
          <table:table-cell office:value-type="float" office:value="0.27180407" calcext:value-type="float">
            <text:p>0.27180407</text:p>
          </table:table-cell>
          <table:table-cell office:value-type="float" office:value="0.28529598" calcext:value-type="float">
            <text:p>0.28529598</text:p>
          </table:table-cell>
          <table:table-cell/>
          <table:table-cell table:formula="of:=([.B14]-[.B$34])/[.B$34]" office:value-type="float" office:value="0.000628472248624027" calcext:value-type="float">
            <text:p>0.001</text:p>
          </table:table-cell>
          <table:table-cell table:formula="of:=([.C14]-[.C$34])/[.C$34]" office:value-type="float" office:value="0.000670532667131277" calcext:value-type="float">
            <text:p>0.001</text:p>
          </table:table-cell>
          <table:table-cell table:formula="of:=([.D14]-[.D$34])/[.D$34]" office:value-type="float" office:value="0.000746133696312815" calcext:value-type="float">
            <text:p>0.001</text:p>
          </table:table-cell>
          <table:table-cell table:formula="of:=([.E14]-[.E$34])/[.E$34]" office:value-type="float" office:value="-0.000183845595763644" calcext:value-type="float">
            <text:p>0.000</text:p>
          </table:table-cell>
          <table:table-cell table:formula="of:=([.F14]-[.F$34])/[.F$34]" office:value-type="float" office:value="-0.00016464921706545" calcext:value-type="float">
            <text:p>0.000</text:p>
          </table:table-cell>
          <table:table-cell table:formula="of:=([.G14]-[.G$34])/[.G$34]" office:value-type="float" office:value="-0.00017055504707637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4]+7" office:value-type="float" office:value="354" calcext:value-type="float">
            <text:p>354</text:p>
          </table:table-cell>
          <table:table-cell office:value-type="float" office:value="0.47962709" calcext:value-type="float">
            <text:p>0.47962709</text:p>
          </table:table-cell>
          <table:table-cell office:value-type="float" office:value="0.45597556" calcext:value-type="float">
            <text:p>0.45597556</text:p>
          </table:table-cell>
          <table:table-cell office:value-type="float" office:value="0.4067746" calcext:value-type="float">
            <text:p>0.4067746</text:p>
          </table:table-cell>
          <table:table-cell office:value-type="float" office:value="0.27899459" calcext:value-type="float">
            <text:p>0.27899459</text:p>
          </table:table-cell>
          <table:table-cell office:value-type="float" office:value="0.27180931" calcext:value-type="float">
            <text:p>0.27180931</text:p>
          </table:table-cell>
          <table:table-cell office:value-type="float" office:value="0.28530666" calcext:value-type="float">
            <text:p>0.28530666</text:p>
          </table:table-cell>
          <table:table-cell/>
          <table:table-cell table:formula="of:=([.B15]-[.B$34])/[.B$34]" office:value-type="float" office:value="0.000644453281955902" calcext:value-type="float">
            <text:p>0.001</text:p>
          </table:table-cell>
          <table:table-cell table:formula="of:=([.C15]-[.C$34])/[.C$34]" office:value-type="float" office:value="0.000681834833083767" calcext:value-type="float">
            <text:p>0.001</text:p>
          </table:table-cell>
          <table:table-cell table:formula="of:=([.D15]-[.D$34])/[.D$34]" office:value-type="float" office:value="0.000758557851402884" calcext:value-type="float">
            <text:p>0.001</text:p>
          </table:table-cell>
          <table:table-cell table:formula="of:=([.E15]-[.E$34])/[.E$34]" office:value-type="float" office:value="-0.000139657362491002" calcext:value-type="float">
            <text:p>0.000</text:p>
          </table:table-cell>
          <table:table-cell table:formula="of:=([.F15]-[.F$34])/[.F$34]" office:value-type="float" office:value="-0.000145373798422455" calcext:value-type="float">
            <text:p>0.000</text:p>
          </table:table-cell>
          <table:table-cell table:formula="of:=([.G15]-[.G$34])/[.G$34]" office:value-type="float" office:value="-0.000133126624593584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5]+7" office:value-type="float" office:value="361" calcext:value-type="float">
            <text:p>361</text:p>
          </table:table-cell>
          <table:table-cell office:value-type="float" office:value="0.47968809" calcext:value-type="float">
            <text:p>0.47968809</text:p>
          </table:table-cell>
          <table:table-cell office:value-type="float" office:value="0.456035" calcext:value-type="float">
            <text:p>0.456035</text:p>
          </table:table-cell>
          <table:table-cell office:value-type="float" office:value="0.40682771" calcext:value-type="float">
            <text:p>0.40682771</text:p>
          </table:table-cell>
          <table:table-cell office:value-type="float" office:value="0.27902209" calcext:value-type="float">
            <text:p>0.27902209</text:p>
          </table:table-cell>
          <table:table-cell office:value-type="float" office:value="0.27183299" calcext:value-type="float">
            <text:p>0.27183299</text:p>
          </table:table-cell>
          <table:table-cell office:value-type="float" office:value="0.28533725" calcext:value-type="float">
            <text:p>0.28533725</text:p>
          </table:table-cell>
          <table:table-cell/>
          <table:table-cell table:formula="of:=([.B16]-[.B$34])/[.B$34]" office:value-type="float" office:value="0.000771717385512223" calcext:value-type="float">
            <text:p>0.001</text:p>
          </table:table-cell>
          <table:table-cell table:formula="of:=([.C16]-[.C$34])/[.C$34]" office:value-type="float" office:value="0.00081228157953317" calcext:value-type="float">
            <text:p>0.001</text:p>
          </table:table-cell>
          <table:table-cell table:formula="of:=([.D16]-[.D$34])/[.D$34]" office:value-type="float" office:value="0.000889220599292036" calcext:value-type="float">
            <text:p>0.001</text:p>
          </table:table-cell>
          <table:table-cell table:formula="of:=([.E16]-[.E$34])/[.E$34]" office:value-type="float" office:value="-0.0000411029087198903" calcext:value-type="float">
            <text:p>0.000</text:p>
          </table:table-cell>
          <table:table-cell table:formula="of:=([.F16]-[.F$34])/[.F$34]" office:value-type="float" office:value="-0.0000582665630285541" calcext:value-type="float">
            <text:p>0.000</text:p>
          </table:table-cell>
          <table:table-cell table:formula="of:=([.G16]-[.G$34])/[.G$34]" office:value-type="float" office:value="-0.000025922931358555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6]+7" office:value-type="float" office:value="368" calcext:value-type="float">
            <text:p>368</text:p>
          </table:table-cell>
          <table:table-cell office:value-type="float" office:value="0.47972122" calcext:value-type="float">
            <text:p>0.47972122</text:p>
          </table:table-cell>
          <table:table-cell office:value-type="float" office:value="0.45606711" calcext:value-type="float">
            <text:p>0.45606711</text:p>
          </table:table-cell>
          <table:table-cell office:value-type="float" office:value="0.40685681" calcext:value-type="float">
            <text:p>0.40685681</text:p>
          </table:table-cell>
          <table:table-cell office:value-type="float" office:value="0.27904173" calcext:value-type="float">
            <text:p>0.27904173</text:p>
          </table:table-cell>
          <table:table-cell office:value-type="float" office:value="0.27184853" calcext:value-type="float">
            <text:p>0.27184853</text:p>
          </table:table-cell>
          <table:table-cell office:value-type="float" office:value="0.28535845" calcext:value-type="float">
            <text:p>0.28535845</text:p>
          </table:table-cell>
          <table:table-cell/>
          <table:table-cell table:formula="of:=([.B17]-[.B$34])/[.B$34]" office:value-type="float" office:value="0.000840836397820772" calcext:value-type="float">
            <text:p>0.001</text:p>
          </table:table-cell>
          <table:table-cell table:formula="of:=([.C17]-[.C$34])/[.C$34]" office:value-type="float" office:value="0.000882750035598052" calcext:value-type="float">
            <text:p>0.001</text:p>
          </table:table-cell>
          <table:table-cell table:formula="of:=([.D17]-[.D$34])/[.D$34]" office:value-type="float" office:value="0.000960813255356304" calcext:value-type="float">
            <text:p>0.001</text:p>
          </table:table-cell>
          <table:table-cell table:formula="of:=([.E17]-[.E$34])/[.E$34]" office:value-type="float" office:value="0.000029282890264198" calcext:value-type="float">
            <text:p>0.000</text:p>
          </table:table-cell>
          <table:table-cell table:formula="of:=([.F17]-[.F$34])/[.F$34]" office:value-type="float" office:value="-0.00000110243980110252" calcext:value-type="float">
            <text:p>0.000</text:p>
          </table:table-cell>
          <table:table-cell table:formula="of:=([.G17]-[.G$34])/[.G$34]" office:value-type="float" office:value="0.000048373188176675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7]+7" office:value-type="float" office:value="375" calcext:value-type="float">
            <text:p>375</text:p>
          </table:table-cell>
          <table:table-cell office:value-type="float" office:value="0.47971252" calcext:value-type="float">
            <text:p>0.47971252</text:p>
          </table:table-cell>
          <table:table-cell office:value-type="float" office:value="0.45604385" calcext:value-type="float">
            <text:p>0.45604385</text:p>
          </table:table-cell>
          <table:table-cell office:value-type="float" office:value="0.40690287" calcext:value-type="float">
            <text:p>0.40690287</text:p>
          </table:table-cell>
          <table:table-cell office:value-type="float" office:value="0.28004071" calcext:value-type="float">
            <text:p>0.28004071</text:p>
          </table:table-cell>
          <table:table-cell office:value-type="float" office:value="0.272908" calcext:value-type="float">
            <text:p>0.272908</text:p>
          </table:table-cell>
          <table:table-cell office:value-type="float" office:value="0.28627109" calcext:value-type="float">
            <text:p>0.28627109</text:p>
          </table:table-cell>
          <table:table-cell/>
          <table:table-cell table:formula="of:=([.B18]-[.B$34])/[.B$34]" office:value-type="float" office:value="0.0008226856158382" calcext:value-type="float">
            <text:p>0.001</text:p>
          </table:table-cell>
          <table:table-cell table:formula="of:=([.C18]-[.C$34])/[.C$34]" office:value-type="float" office:value="0.000831703748208906" calcext:value-type="float">
            <text:p>0.001</text:p>
          </table:table-cell>
          <table:table-cell table:formula="of:=([.D18]-[.D$34])/[.D$34]" office:value-type="float" office:value="0.00107413139069379" calcext:value-type="float">
            <text:p>0.001</text:p>
          </table:table-cell>
          <table:table-cell table:formula="of:=([.E18]-[.E$34])/[.E$34]" office:value-type="float" office:value="0.00360942573492673" calcext:value-type="float">
            <text:p>0.004</text:p>
          </table:table-cell>
          <table:table-cell table:formula="of:=([.F18]-[.F$34])/[.F$34]" office:value-type="float" office:value="0.00389617385592893" calcext:value-type="float">
            <text:p>0.004</text:p>
          </table:table-cell>
          <table:table-cell table:formula="of:=([.G18]-[.G$34])/[.G$34]" office:value-type="float" office:value="0.0032467510434898" calcext:value-type="float">
            <text:p>0.003</text:p>
          </table:table-cell>
          <table:table-cell table:number-columns-repeated="1010"/>
        </table:table-row>
        <table:table-row table:style-name="ro1">
          <table:table-cell table:formula="of:=[.A18]+7" office:value-type="float" office:value="382" calcext:value-type="float">
            <text:p>382</text:p>
          </table:table-cell>
          <table:table-cell office:value-type="float" office:value="0.47973078" calcext:value-type="float">
            <text:p>0.47973078</text:p>
          </table:table-cell>
          <table:table-cell office:value-type="float" office:value="0.45607173" calcext:value-type="float">
            <text:p>0.45607173</text:p>
          </table:table-cell>
          <table:table-cell office:value-type="float" office:value="0.40685604" calcext:value-type="float">
            <text:p>0.40685604</text:p>
          </table:table-cell>
          <table:table-cell office:value-type="float" office:value="0.27905266" calcext:value-type="float">
            <text:p>0.27905266</text:p>
          </table:table-cell>
          <table:table-cell office:value-type="float" office:value="0.27184703" calcext:value-type="float">
            <text:p>0.27184703</text:p>
          </table:table-cell>
          <table:table-cell office:value-type="float" office:value="0.28536662" calcext:value-type="float">
            <text:p>0.28536662</text:p>
          </table:table-cell>
          <table:table-cell/>
          <table:table-cell table:formula="of:=([.B19]-[.B$34])/[.B$34]" office:value-type="float" office:value="0.000860781395033909" calcext:value-type="float">
            <text:p>0.001</text:p>
          </table:table-cell>
          <table:table-cell table:formula="of:=([.C19]-[.C$34])/[.C$34]" office:value-type="float" office:value="0.00089288906602534" calcext:value-type="float">
            <text:p>0.001</text:p>
          </table:table-cell>
          <table:table-cell table:formula="of:=([.D19]-[.D$34])/[.D$34]" office:value-type="float" office:value="0.000958918879233682" calcext:value-type="float">
            <text:p>0.001</text:p>
          </table:table-cell>
          <table:table-cell table:formula="of:=([.E19]-[.E$34])/[.E$34]" office:value-type="float" office:value="0.0000684538058903686" calcext:value-type="float">
            <text:p>0.000</text:p>
          </table:table-cell>
          <table:table-cell table:formula="of:=([.F19]-[.F$34])/[.F$34]" office:value-type="float" office:value="-0.00000662021231355066" calcext:value-type="float">
            <text:p>0.000</text:p>
          </table:table-cell>
          <table:table-cell table:formula="of:=([.G19]-[.G$34])/[.G$34]" office:value-type="float" office:value="0.000077005230469367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19]+7" office:value-type="float" office:value="389" calcext:value-type="float">
            <text:p>389</text:p>
          </table:table-cell>
          <table:table-cell office:value-type="float" office:value="0.47980681" calcext:value-type="float">
            <text:p>0.47980681</text:p>
          </table:table-cell>
          <table:table-cell office:value-type="float" office:value="0.45614467" calcext:value-type="float">
            <text:p>0.45614467</text:p>
          </table:table-cell>
          <table:table-cell office:value-type="float" office:value="0.4069253" calcext:value-type="float">
            <text:p>0.4069253</text:p>
          </table:table-cell>
          <table:table-cell office:value-type="float" office:value="0.27908082" calcext:value-type="float">
            <text:p>0.27908082</text:p>
          </table:table-cell>
          <table:table-cell office:value-type="float" office:value="0.27187143" calcext:value-type="float">
            <text:p>0.27187143</text:p>
          </table:table-cell>
          <table:table-cell office:value-type="float" office:value="0.28539828" calcext:value-type="float">
            <text:p>0.28539828</text:p>
          </table:table-cell>
          <table:table-cell/>
          <table:table-cell table:formula="of:=([.B20]-[.B$34])/[.B$34]" office:value-type="float" office:value="0.00101940253918786" calcext:value-type="float">
            <text:p>0.001</text:p>
          </table:table-cell>
          <table:table-cell table:formula="of:=([.C20]-[.C$34])/[.C$34]" office:value-type="float" office:value="0.00105296284943765" calcext:value-type="float">
            <text:p>0.001</text:p>
          </table:table-cell>
          <table:table-cell table:formula="of:=([.D20]-[.D$34])/[.D$34]" office:value-type="float" office:value="0.00112931432112398" calcext:value-type="float">
            <text:p>0.001</text:p>
          </table:table-cell>
          <table:table-cell table:formula="of:=([.E20]-[.E$34])/[.E$34]" office:value-type="float" office:value="0.000169373566551934" calcext:value-type="float">
            <text:p>0.000</text:p>
          </table:table-cell>
          <table:table-cell table:formula="of:=([.F20]-[.F$34])/[.F$34]" office:value-type="float" office:value="0.0000831355538864886" calcext:value-type="float">
            <text:p>0.000</text:p>
          </table:table-cell>
          <table:table-cell table:formula="of:=([.G20]-[.G$34])/[.G$34]" office:value-type="float" office:value="0.00018795877502053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0]+7" office:value-type="float" office:value="396" calcext:value-type="float">
            <text:p>396</text:p>
          </table:table-cell>
          <table:table-cell office:value-type="float" office:value="0.47982716" calcext:value-type="float">
            <text:p>0.47982716</text:p>
          </table:table-cell>
          <table:table-cell office:value-type="float" office:value="0.45616535" calcext:value-type="float">
            <text:p>0.45616535</text:p>
          </table:table-cell>
          <table:table-cell office:value-type="float" office:value="0.40694331" calcext:value-type="float">
            <text:p>0.40694331</text:p>
          </table:table-cell>
          <table:table-cell office:value-type="float" office:value="0.27909043" calcext:value-type="float">
            <text:p>0.27909043</text:p>
          </table:table-cell>
          <table:table-cell office:value-type="float" office:value="0.27187794" calcext:value-type="float">
            <text:p>0.27187794</text:p>
          </table:table-cell>
          <table:table-cell office:value-type="float" office:value="0.28541044" calcext:value-type="float">
            <text:p>0.28541044</text:p>
          </table:table-cell>
          <table:table-cell/>
          <table:table-cell table:formula="of:=([.B21]-[.B$34])/[.B$34]" office:value-type="float" office:value="0.00106185867865298" calcext:value-type="float">
            <text:p>0.001</text:p>
          </table:table-cell>
          <table:table-cell table:formula="of:=([.C21]-[.C$34])/[.C$34]" office:value-type="float" office:value="0.00109834708087396" calcext:value-type="float">
            <text:p>0.001</text:p>
          </table:table-cell>
          <table:table-cell table:formula="of:=([.D21]-[.D$34])/[.D$34]" office:value-type="float" office:value="0.00117362304056447" calcext:value-type="float">
            <text:p>0.001</text:p>
          </table:table-cell>
          <table:table-cell table:formula="of:=([.E21]-[.E$34])/[.E$34]" office:value-type="float" office:value="0.000203813868396997" calcext:value-type="float">
            <text:p>0.000</text:p>
          </table:table-cell>
          <table:table-cell table:formula="of:=([.F21]-[.F$34])/[.F$34]" office:value-type="float" office:value="0.000107082686589676" calcext:value-type="float">
            <text:p>0.000</text:p>
          </table:table-cell>
          <table:table-cell table:formula="of:=([.G21]-[.G$34])/[.G$34]" office:value-type="float" office:value="0.000230573907735025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1]+7" office:value-type="float" office:value="403" calcext:value-type="float">
            <text:p>403</text:p>
          </table:table-cell>
          <table:table-cell office:value-type="float" office:value="0.4798757" calcext:value-type="float">
            <text:p>0.4798757</text:p>
          </table:table-cell>
          <table:table-cell office:value-type="float" office:value="0.45621046" calcext:value-type="float">
            <text:p>0.45621046</text:p>
          </table:table-cell>
          <table:table-cell office:value-type="float" office:value="0.40698557" calcext:value-type="float">
            <text:p>0.40698557</text:p>
          </table:table-cell>
          <table:table-cell office:value-type="float" office:value="0.27910793" calcext:value-type="float">
            <text:p>0.27910793</text:p>
          </table:table-cell>
          <table:table-cell office:value-type="float" office:value="0.2718892" calcext:value-type="float">
            <text:p>0.2718892</text:p>
          </table:table-cell>
          <table:table-cell office:value-type="float" office:value="0.2854269" calcext:value-type="float">
            <text:p>0.2854269</text:p>
          </table:table-cell>
          <table:table-cell/>
          <table:table-cell table:formula="of:=([.B22]-[.B$34])/[.B$34]" office:value-type="float" office:value="0.00116312752433523" calcext:value-type="float">
            <text:p>0.001</text:p>
          </table:table-cell>
          <table:table-cell table:formula="of:=([.C22]-[.C$34])/[.C$34]" office:value-type="float" office:value="0.00119734527623619" calcext:value-type="float">
            <text:p>0.001</text:p>
          </table:table-cell>
          <table:table-cell table:formula="of:=([.D22]-[.D$34])/[.D$34]" office:value-type="float" office:value="0.00127759230672518" calcext:value-type="float">
            <text:p>0.001</text:p>
          </table:table-cell>
          <table:table-cell table:formula="of:=([.E22]-[.E$34])/[.E$34]" office:value-type="float" office:value="0.000266530338978595" calcext:value-type="float">
            <text:p>0.000</text:p>
          </table:table-cell>
          <table:table-cell table:formula="of:=([.F22]-[.F$34])/[.F$34]" office:value-type="float" office:value="0.000148502765581977" calcext:value-type="float">
            <text:p>0.000</text:p>
          </table:table-cell>
          <table:table-cell table:formula="of:=([.G22]-[.G$34])/[.G$34]" office:value-type="float" office:value="0.000288258536393027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2]+7" office:value-type="float" office:value="410" calcext:value-type="float">
            <text:p>410</text:p>
          </table:table-cell>
          <table:table-cell office:value-type="float" office:value="0.47988474" calcext:value-type="float">
            <text:p>0.47988474</text:p>
          </table:table-cell>
          <table:table-cell office:value-type="float" office:value="0.45621853" calcext:value-type="float">
            <text:p>0.45621853</text:p>
          </table:table-cell>
          <table:table-cell office:value-type="float" office:value="0.40699099" calcext:value-type="float">
            <text:p>0.40699099</text:p>
          </table:table-cell>
          <table:table-cell office:value-type="float" office:value="0.27911927" calcext:value-type="float">
            <text:p>0.27911927</text:p>
          </table:table-cell>
          <table:table-cell office:value-type="float" office:value="0.2718968" calcext:value-type="float">
            <text:p>0.2718968</text:p>
          </table:table-cell>
          <table:table-cell office:value-type="float" office:value="0.28543865" calcext:value-type="float">
            <text:p>0.28543865</text:p>
          </table:table-cell>
          <table:table-cell/>
          <table:table-cell table:formula="of:=([.B23]-[.B$34])/[.B$34]" office:value-type="float" office:value="0.00118198764722308" calcext:value-type="float">
            <text:p>0.001</text:p>
          </table:table-cell>
          <table:table-cell table:formula="of:=([.C23]-[.C$34])/[.C$34]" office:value-type="float" office:value="0.001215055660554" calcext:value-type="float">
            <text:p>0.001</text:p>
          </table:table-cell>
          <table:table-cell table:formula="of:=([.D23]-[.D$34])/[.D$34]" office:value-type="float" office:value="0.00129092674644568" calcext:value-type="float">
            <text:p>0.001</text:p>
          </table:table-cell>
          <table:table-cell table:formula="of:=([.E23]-[.E$34])/[.E$34]" office:value-type="float" office:value="0.000307170611915557" calcext:value-type="float">
            <text:p>0.000</text:p>
          </table:table-cell>
          <table:table-cell table:formula="of:=([.F23]-[.F$34])/[.F$34]" office:value-type="float" office:value="0.00017645947964423" calcext:value-type="float">
            <text:p>0.000</text:p>
          </table:table-cell>
          <table:table-cell table:formula="of:=([.G23]-[.G$34])/[.G$34]" office:value-type="float" office:value="0.000329436810192152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3]+7" office:value-type="float" office:value="417" calcext:value-type="float">
            <text:p>417</text:p>
          </table:table-cell>
          <table:table-cell office:value-type="float" office:value="0.47988249" calcext:value-type="float">
            <text:p>0.47988249</text:p>
          </table:table-cell>
          <table:table-cell office:value-type="float" office:value="0.4562148" calcext:value-type="float">
            <text:p>0.4562148</text:p>
          </table:table-cell>
          <table:table-cell office:value-type="float" office:value="0.40698409" calcext:value-type="float">
            <text:p>0.40698409</text:p>
          </table:table-cell>
          <table:table-cell office:value-type="float" office:value="0.2791257" calcext:value-type="float">
            <text:p>0.2791257</text:p>
          </table:table-cell>
          <table:table-cell office:value-type="float" office:value="0.27189917" calcext:value-type="float">
            <text:p>0.27189917</text:p>
          </table:table-cell>
          <table:table-cell office:value-type="float" office:value="0.28544563" calcext:value-type="float">
            <text:p>0.28544563</text:p>
          </table:table-cell>
          <table:table-cell/>
          <table:table-cell table:formula="of:=([.B24]-[.B$34])/[.B$34]" office:value-type="float" office:value="0.00117729347946888" calcext:value-type="float">
            <text:p>0.001</text:p>
          </table:table-cell>
          <table:table-cell table:formula="of:=([.C24]-[.C$34])/[.C$34]" office:value-type="float" office:value="0.00120686981997087" calcext:value-type="float">
            <text:p>0.001</text:p>
          </table:table-cell>
          <table:table-cell table:formula="of:=([.D24]-[.D$34])/[.D$34]" office:value-type="float" office:value="0.0012739511682037" calcext:value-type="float">
            <text:p>0.001</text:p>
          </table:table-cell>
          <table:table-cell table:formula="of:=([.E24]-[.E$34])/[.E$34]" office:value-type="float" office:value="0.000330214435106198" calcext:value-type="float">
            <text:p>0.000</text:p>
          </table:table-cell>
          <table:table-cell table:formula="of:=([.F24]-[.F$34])/[.F$34]" office:value-type="float" office:value="0.000185177560213756" calcext:value-type="float">
            <text:p>0.000</text:p>
          </table:table-cell>
          <table:table-cell table:formula="of:=([.G24]-[.G$34])/[.G$34]" office:value-type="float" office:value="0.00035389845709569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4]+7" office:value-type="float" office:value="424" calcext:value-type="float">
            <text:p>424</text:p>
          </table:table-cell>
          <table:table-cell office:value-type="float" office:value="0.47990066" calcext:value-type="float">
            <text:p>0.47990066</text:p>
          </table:table-cell>
          <table:table-cell office:value-type="float" office:value="0.45623102" calcext:value-type="float">
            <text:p>0.45623102</text:p>
          </table:table-cell>
          <table:table-cell office:value-type="float" office:value="0.40699947" calcext:value-type="float">
            <text:p>0.40699947</text:p>
          </table:table-cell>
          <table:table-cell office:value-type="float" office:value="0.27913777" calcext:value-type="float">
            <text:p>0.27913777</text:p>
          </table:table-cell>
          <table:table-cell office:value-type="float" office:value="0.27190795" calcext:value-type="float">
            <text:p>0.27190795</text:p>
          </table:table-cell>
          <table:table-cell office:value-type="float" office:value="0.28545987" calcext:value-type="float">
            <text:p>0.28545987</text:p>
          </table:table-cell>
          <table:table-cell/>
          <table:table-cell table:formula="of:=([.B25]-[.B$34])/[.B$34]" office:value-type="float" office:value="0.00121520149195452" calcext:value-type="float">
            <text:p>0.001</text:p>
          </table:table-cell>
          <table:table-cell table:formula="of:=([.C25]-[.C$34])/[.C$34]" office:value-type="float" office:value="0.00124246615623285" calcext:value-type="float">
            <text:p>0.001</text:p>
          </table:table-cell>
          <table:table-cell table:formula="of:=([.D25]-[.D$34])/[.D$34]" office:value-type="float" office:value="0.00131178948608236" calcext:value-type="float">
            <text:p>0.001</text:p>
          </table:table-cell>
          <table:table-cell table:formula="of:=([.E25]-[.E$34])/[.E$34]" office:value-type="float" office:value="0.000373470880816007" calcext:value-type="float">
            <text:p>0.000</text:p>
          </table:table-cell>
          <table:table-cell table:formula="of:=([.F25]-[.F$34])/[.F$34]" office:value-type="float" office:value="0.000217474921985638" calcext:value-type="float">
            <text:p>0.000</text:p>
          </table:table-cell>
          <table:table-cell table:formula="of:=([.G25]-[.G$34])/[.G$34]" office:value-type="float" office:value="0.000403803020406153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5]+7" office:value-type="float" office:value="431" calcext:value-type="float">
            <text:p>431</text:p>
          </table:table-cell>
          <table:table-cell office:value-type="float" office:value="0.47990666" calcext:value-type="float">
            <text:p>0.47990666</text:p>
          </table:table-cell>
          <table:table-cell office:value-type="float" office:value="0.45623537" calcext:value-type="float">
            <text:p>0.45623537</text:p>
          </table:table-cell>
          <table:table-cell office:value-type="float" office:value="0.40699972" calcext:value-type="float">
            <text:p>0.40699972</text:p>
          </table:table-cell>
          <table:table-cell office:value-type="float" office:value="0.27914668" calcext:value-type="float">
            <text:p>0.27914668</text:p>
          </table:table-cell>
          <table:table-cell office:value-type="float" office:value="0.27191282" calcext:value-type="float">
            <text:p>0.27191282</text:p>
          </table:table-cell>
          <table:table-cell office:value-type="float" office:value="0.2854677" calcext:value-type="float">
            <text:p>0.2854677</text:p>
          </table:table-cell>
          <table:table-cell/>
          <table:table-cell table:formula="of:=([.B26]-[.B$34])/[.B$34]" office:value-type="float" office:value="0.00122771927263209" calcext:value-type="float">
            <text:p>0.001</text:p>
          </table:table-cell>
          <table:table-cell table:formula="of:=([.C26]-[.C$34])/[.C$34]" office:value-type="float" office:value="0.00125201264592095" calcext:value-type="float">
            <text:p>0.001</text:p>
          </table:table-cell>
          <table:table-cell table:formula="of:=([.D26]-[.D$34])/[.D$34]" office:value-type="float" office:value="0.00131240454326499" calcext:value-type="float">
            <text:p>0.001</text:p>
          </table:table-cell>
          <table:table-cell table:formula="of:=([.E26]-[.E$34])/[.E$34]" office:value-type="float" office:value="0.000405402523837735" calcext:value-type="float">
            <text:p>0.000</text:p>
          </table:table-cell>
          <table:table-cell table:formula="of:=([.F26]-[.F$34])/[.F$34]" office:value-type="float" office:value="0.000235389290075502" calcext:value-type="float">
            <text:p>0.000</text:p>
          </table:table-cell>
          <table:table-cell table:formula="of:=([.G26]-[.G$34])/[.G$34]" office:value-type="float" office:value="0.000431243521158978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6]+7" office:value-type="float" office:value="438" calcext:value-type="float">
            <text:p>438</text:p>
          </table:table-cell>
          <table:table-cell office:value-type="float" office:value="0.47991785" calcext:value-type="float">
            <text:p>0.47991785</text:p>
          </table:table-cell>
          <table:table-cell office:value-type="float" office:value="0.45624475" calcext:value-type="float">
            <text:p>0.45624475</text:p>
          </table:table-cell>
          <table:table-cell office:value-type="float" office:value="0.40700863" calcext:value-type="float">
            <text:p>0.40700863</text:p>
          </table:table-cell>
          <table:table-cell office:value-type="float" office:value="0.27915486" calcext:value-type="float">
            <text:p>0.27915486</text:p>
          </table:table-cell>
          <table:table-cell office:value-type="float" office:value="0.27191799" calcext:value-type="float">
            <text:p>0.27191799</text:p>
          </table:table-cell>
          <table:table-cell office:value-type="float" office:value="0.28547826" calcext:value-type="float">
            <text:p>0.28547826</text:p>
          </table:table-cell>
          <table:table-cell/>
          <table:table-cell table:formula="of:=([.B27]-[.B$34])/[.B$34]" office:value-type="float" office:value="0.00125106493359606" calcext:value-type="float">
            <text:p>0.001</text:p>
          </table:table-cell>
          <table:table-cell table:formula="of:=([.C27]-[.C$34])/[.C$34]" office:value-type="float" office:value="0.00127259795012177" calcext:value-type="float">
            <text:p>0.001</text:p>
          </table:table-cell>
          <table:table-cell table:formula="of:=([.D27]-[.D$34])/[.D$34]" office:value-type="float" office:value="0.00133432518125573" calcext:value-type="float">
            <text:p>0.001</text:p>
          </table:table-cell>
          <table:table-cell table:formula="of:=([.E27]-[.E$34])/[.E$34]" office:value-type="float" office:value="0.000434717994086814" calcext:value-type="float">
            <text:p>0.000</text:p>
          </table:table-cell>
          <table:table-cell table:formula="of:=([.F27]-[.F$34])/[.F$34]" office:value-type="float" office:value="0.000254407212667855" calcext:value-type="float">
            <text:p>0.000</text:p>
          </table:table-cell>
          <table:table-cell table:formula="of:=([.G27]-[.G$34])/[.G$34]" office:value-type="float" office:value="0.000468251399568956" calcext:value-type="float">
            <text:p>0.000</text:p>
          </table:table-cell>
          <table:table-cell table:number-columns-repeated="1010"/>
        </table:table-row>
        <table:table-row table:style-name="ro1">
          <table:table-cell table:formula="of:=[.A27]+7" office:value-type="float" office:value="445" calcext:value-type="float">
            <text:p>445</text:p>
          </table:table-cell>
          <table:table-cell office:value-type="float" office:value="0.47992179" calcext:value-type="float">
            <text:p>0.47992179</text:p>
          </table:table-cell>
          <table:table-cell office:value-type="float" office:value="0.45624785" calcext:value-type="float">
            <text:p>0.45624785</text:p>
          </table:table-cell>
          <table:table-cell office:value-type="float" office:value="0.40700769" calcext:value-type="float">
            <text:p>0.40700769</text:p>
          </table:table-cell>
          <table:table-cell office:value-type="float" office:value="0.27916554" calcext:value-type="float">
            <text:p>0.27916554</text:p>
          </table:table-cell>
          <table:table-cell office:value-type="float" office:value="0.27192551" calcext:value-type="float">
            <text:p>0.27192551</text:p>
          </table:table-cell>
          <table:table-cell office:value-type="float" office:value="0.28548924" calcext:value-type="float">
            <text:p>0.28548924</text:p>
          </table:table-cell>
          <table:table-cell/>
          <table:table-cell table:formula="of:=([.B28]-[.B$34])/[.B$34]" office:value-type="float" office:value="0.00125928494290769" calcext:value-type="float">
            <text:p>0.001</text:p>
          </table:table-cell>
          <table:table-cell table:formula="of:=([.C28]-[.C$34])/[.C$34]" office:value-type="float" office:value="0.00127940119564651" calcext:value-type="float">
            <text:p>0.001</text:p>
          </table:table-cell>
          <table:table-cell table:formula="of:=([.D28]-[.D$34])/[.D$34]" office:value-type="float" office:value="0.00133201256624897" calcext:value-type="float">
            <text:p>0.001</text:p>
          </table:table-cell>
          <table:table-cell table:formula="of:=([.E28]-[.E$34])/[.E$34]" office:value-type="float" office:value="0.000472992960133123" calcext:value-type="float">
            <text:p>0.000</text:p>
          </table:table-cell>
          <table:table-cell table:formula="of:=([.F28]-[.F$34])/[.F$34]" office:value-type="float" office:value="0.000282069645529404" calcext:value-type="float">
            <text:p>0.000</text:p>
          </table:table-cell>
          <table:table-cell table:formula="of:=([.G28]-[.G$34])/[.G$34]" office:value-type="float" office:value="0.000506731182234076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8]+7" office:value-type="float" office:value="452" calcext:value-type="float">
            <text:p>452</text:p>
          </table:table-cell>
          <table:table-cell office:value-type="float" office:value="0.47993313" calcext:value-type="float">
            <text:p>0.47993313</text:p>
          </table:table-cell>
          <table:table-cell office:value-type="float" office:value="0.45625679" calcext:value-type="float">
            <text:p>0.45625679</text:p>
          </table:table-cell>
          <table:table-cell office:value-type="float" office:value="0.40701621" calcext:value-type="float">
            <text:p>0.40701621</text:p>
          </table:table-cell>
          <table:table-cell office:value-type="float" office:value="0.27917645" calcext:value-type="float">
            <text:p>0.27917645</text:p>
          </table:table-cell>
          <table:table-cell office:value-type="float" office:value="0.27193252" calcext:value-type="float">
            <text:p>0.27193252</text:p>
          </table:table-cell>
          <table:table-cell office:value-type="float" office:value="0.28550139" calcext:value-type="float">
            <text:p>0.28550139</text:p>
          </table:table-cell>
          <table:table-cell/>
          <table:table-cell table:formula="of:=([.B29]-[.B$34])/[.B$34]" office:value-type="float" office:value="0.00128294354838844" calcext:value-type="float">
            <text:p>0.001</text:p>
          </table:table-cell>
          <table:table-cell table:formula="of:=([.C29]-[.C$34])/[.C$34]" office:value-type="float" office:value="0.00129902087790189" calcext:value-type="float">
            <text:p>0.001</text:p>
          </table:table-cell>
          <table:table-cell table:formula="of:=([.D29]-[.D$34])/[.D$34]" office:value-type="float" office:value="0.00135297371503469" calcext:value-type="float">
            <text:p>0.001</text:p>
          </table:table-cell>
          <table:table-cell table:formula="of:=([.E29]-[.E$34])/[.E$34]" office:value-type="float" office:value="0.000512092199792952" calcext:value-type="float">
            <text:p>0.001</text:p>
          </table:table-cell>
          <table:table-cell table:formula="of:=([.F29]-[.F$34])/[.F$34]" office:value-type="float" office:value="0.000307856035736946" calcext:value-type="float">
            <text:p>0.000</text:p>
          </table:table-cell>
          <table:table-cell table:formula="of:=([.G29]-[.G$34])/[.G$34]" office:value-type="float" office:value="0.000549311269609182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29]+7" office:value-type="float" office:value="459" calcext:value-type="float">
            <text:p>459</text:p>
          </table:table-cell>
          <table:table-cell office:value-type="float" office:value="0.47992814" calcext:value-type="float">
            <text:p>0.47992814</text:p>
          </table:table-cell>
          <table:table-cell office:value-type="float" office:value="0.45625082" calcext:value-type="float">
            <text:p>0.45625082</text:p>
          </table:table-cell>
          <table:table-cell office:value-type="float" office:value="0.40700739" calcext:value-type="float">
            <text:p>0.40700739</text:p>
          </table:table-cell>
          <table:table-cell office:value-type="float" office:value="0.27918089" calcext:value-type="float">
            <text:p>0.27918089</text:p>
          </table:table-cell>
          <table:table-cell office:value-type="float" office:value="0.27193401" calcext:value-type="float">
            <text:p>0.27193401</text:p>
          </table:table-cell>
          <table:table-cell office:value-type="float" office:value="0.28550586" calcext:value-type="float">
            <text:p>0.28550586</text:p>
          </table:table-cell>
          <table:table-cell/>
          <table:table-cell table:formula="of:=([.B30]-[.B$34])/[.B$34]" office:value-type="float" office:value="0.00127253292745821" calcext:value-type="float">
            <text:p>0.001</text:p>
          </table:table-cell>
          <table:table-cell table:formula="of:=([.C30]-[.C$34])/[.C$34]" office:value-type="float" office:value="0.0012859191437783" calcext:value-type="float">
            <text:p>0.001</text:p>
          </table:table-cell>
          <table:table-cell table:formula="of:=([.D30]-[.D$34])/[.D$34]" office:value-type="float" office:value="0.00133127449762973" calcext:value-type="float">
            <text:p>0.001</text:p>
          </table:table-cell>
          <table:table-cell table:formula="of:=([.E30]-[.E$34])/[.E$34]" office:value-type="float" office:value="0.00052800426432906" calcext:value-type="float">
            <text:p>0.001</text:p>
          </table:table-cell>
          <table:table-cell table:formula="of:=([.F30]-[.F$34])/[.F$34]" office:value-type="float" office:value="0.000313337023099127" calcext:value-type="float">
            <text:p>0.000</text:p>
          </table:table-cell>
          <table:table-cell table:formula="of:=([.G30]-[.G$34])/[.G$34]" office:value-type="float" office:value="0.00056497653632243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0]+7" office:value-type="float" office:value="466" calcext:value-type="float">
            <text:p>466</text:p>
          </table:table-cell>
          <table:table-cell office:value-type="float" office:value="0.4799429" calcext:value-type="float">
            <text:p>0.4799429</text:p>
          </table:table-cell>
          <table:table-cell office:value-type="float" office:value="0.45626474" calcext:value-type="float">
            <text:p>0.45626474</text:p>
          </table:table-cell>
          <table:table-cell office:value-type="float" office:value="0.40701999" calcext:value-type="float">
            <text:p>0.40701999</text:p>
          </table:table-cell>
          <table:table-cell office:value-type="float" office:value="0.27919201" calcext:value-type="float">
            <text:p>0.27919201</text:p>
          </table:table-cell>
          <table:table-cell office:value-type="float" office:value="0.27194224" calcext:value-type="float">
            <text:p>0.27194224</text:p>
          </table:table-cell>
          <table:table-cell office:value-type="float" office:value="0.28551862" calcext:value-type="float">
            <text:p>0.28551862</text:p>
          </table:table-cell>
          <table:table-cell/>
          <table:table-cell table:formula="of:=([.B31]-[.B$34])/[.B$34]" office:value-type="float" office:value="0.00130332666792529" calcext:value-type="float">
            <text:p>0.001</text:p>
          </table:table-cell>
          <table:table-cell table:formula="of:=([.C31]-[.C$34])/[.C$34]" office:value-type="float" office:value="0.00131646791077993" calcext:value-type="float">
            <text:p>0.001</text:p>
          </table:table-cell>
          <table:table-cell table:formula="of:=([.D31]-[.D$34])/[.D$34]" office:value-type="float" office:value="0.00136227337963687" calcext:value-type="float">
            <text:p>0.001</text:p>
          </table:table-cell>
          <table:table-cell table:formula="of:=([.E31]-[.E$34])/[.E$34]" office:value-type="float" office:value="0.000567856101635671" calcext:value-type="float">
            <text:p>0.001</text:p>
          </table:table-cell>
          <table:table-cell table:formula="of:=([.F31]-[.F$34])/[.F$34]" office:value-type="float" office:value="0.000343611201616548" calcext:value-type="float">
            <text:p>0.000</text:p>
          </table:table-cell>
          <table:table-cell table:formula="of:=([.G31]-[.G$34])/[.G$34]" office:value-type="float" office:value="0.000609694389401189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1]+7" office:value-type="float" office:value="473" calcext:value-type="float">
            <text:p>473</text:p>
          </table:table-cell>
          <table:table-cell office:value-type="float" office:value="0.47993737" calcext:value-type="float">
            <text:p>0.47993737</text:p>
          </table:table-cell>
          <table:table-cell office:value-type="float" office:value="0.45625668" calcext:value-type="float">
            <text:p>0.45625668</text:p>
          </table:table-cell>
          <table:table-cell office:value-type="float" office:value="0.40700978" calcext:value-type="float">
            <text:p>0.40700978</text:p>
          </table:table-cell>
          <table:table-cell office:value-type="float" office:value="0.27919834" calcext:value-type="float">
            <text:p>0.27919834</text:p>
          </table:table-cell>
          <table:table-cell office:value-type="float" office:value="0.27194494" calcext:value-type="float">
            <text:p>0.27194494</text:p>
          </table:table-cell>
          <table:table-cell office:value-type="float" office:value="0.2855233" calcext:value-type="float">
            <text:p>0.2855233</text:p>
          </table:table-cell>
          <table:table-cell/>
          <table:table-cell table:formula="of:=([.B32]-[.B$34])/[.B$34]" office:value-type="float" office:value="0.00129178944673409" calcext:value-type="float">
            <text:p>0.001</text:p>
          </table:table-cell>
          <table:table-cell table:formula="of:=([.C32]-[.C$34])/[.C$34]" office:value-type="float" office:value="0.00129877947241553" calcext:value-type="float">
            <text:p>0.001</text:p>
          </table:table-cell>
          <table:table-cell table:formula="of:=([.D32]-[.D$34])/[.D$34]" office:value-type="float" office:value="0.00133715444429608" calcext:value-type="float">
            <text:p>0.001</text:p>
          </table:table-cell>
          <table:table-cell table:formula="of:=([.E32]-[.E$34])/[.E$34]" office:value-type="float" office:value="0.000590541544994606" calcext:value-type="float">
            <text:p>0.001</text:p>
          </table:table-cell>
          <table:table-cell table:formula="of:=([.F32]-[.F$34])/[.F$34]" office:value-type="float" office:value="0.00035354319213875" calcext:value-type="float">
            <text:p>0.000</text:p>
          </table:table-cell>
          <table:table-cell table:formula="of:=([.G32]-[.G$34])/[.G$34]" office:value-type="float" office:value="0.000626095608241913" calcext:value-type="float">
            <text:p>0.001</text:p>
          </table:table-cell>
          <table:table-cell table:number-columns-repeated="1010"/>
        </table:table-row>
        <table:table-row table:style-name="ro1">
          <table:table-cell table:formula="of:=[.A32]+7" office:value-type="float" office:value="480" calcext:value-type="float">
            <text:p>480</text:p>
          </table:table-cell>
          <table:table-cell office:value-type="float" office:value="0.47995184" calcext:value-type="float">
            <text:p>0.47995184</text:p>
          </table:table-cell>
          <table:table-cell office:value-type="float" office:value="0.45627068" calcext:value-type="float">
            <text:p>0.45627068</text:p>
          </table:table-cell>
          <table:table-cell office:value-type="float" office:value="0.40702325" calcext:value-type="float">
            <text:p>0.40702325</text:p>
          </table:table-cell>
          <table:table-cell office:value-type="float" office:value="0.27922973" calcext:value-type="float">
            <text:p>0.27922973</text:p>
          </table:table-cell>
          <table:table-cell office:value-type="float" office:value="0.27197534" calcext:value-type="float">
            <text:p>0.27197534</text:p>
          </table:table-cell>
          <table:table-cell office:value-type="float" office:value="0.28555689" calcext:value-type="float">
            <text:p>0.28555689</text:p>
          </table:table-cell>
          <table:table-cell/>
          <table:table-cell table:formula="of:=([.B33]-[.B$34])/[.B$34]" office:value-type="float" office:value="0.00132197816113506" calcext:value-type="float">
            <text:p>0.001</text:p>
          </table:table-cell>
          <table:table-cell table:formula="of:=([.C33]-[.C$34])/[.C$34]" office:value-type="float" office:value="0.00132950380704352" calcext:value-type="float">
            <text:p>0.001</text:p>
          </table:table-cell>
          <table:table-cell table:formula="of:=([.D33]-[.D$34])/[.D$34]" office:value-type="float" office:value="0.00137029372529906" calcext:value-type="float">
            <text:p>0.001</text:p>
          </table:table-cell>
          <table:table-cell table:formula="of:=([.E33]-[.E$34])/[.E$34]" office:value-type="float" office:value="0.000703036974226447" calcext:value-type="float">
            <text:p>0.001</text:p>
          </table:table-cell>
          <table:table-cell table:formula="of:=([.F33]-[.F$34])/[.F$34]" office:value-type="float" office:value="0.000465370048387765" calcext:value-type="float">
            <text:p>0.000</text:p>
          </table:table-cell>
          <table:table-cell table:formula="of:=([.G33]-[.G$34])/[.G$34]" office:value-type="float" office:value="0.000743812903298074" calcext:value-type="float">
            <text:p>0.0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formula="of:=AVERAGE([.B1:.B33])" office:value-type="float" office:value="0.479318191818182" calcext:value-type="float">
            <text:p>0.479318191818182</text:p>
          </table:table-cell>
          <table:table-cell table:style-name="ce1" table:formula="of:=AVERAGE([.C1:.C33])" office:value-type="float" office:value="0.455664871818182" calcext:value-type="float">
            <text:p>0.455664871818182</text:p>
          </table:table-cell>
          <table:table-cell table:style-name="ce1" table:formula="of:=AVERAGE([.D1:.D33])" office:value-type="float" office:value="0.406466271818182" calcext:value-type="float">
            <text:p>0.406466271818182</text:p>
          </table:table-cell>
          <table:table-cell table:style-name="ce1" table:formula="of:=AVERAGE([.E1:.E33])" office:value-type="float" office:value="0.279033559090909" calcext:value-type="float">
            <text:p>0.279033559090909</text:p>
          </table:table-cell>
          <table:table-cell table:style-name="ce1" table:formula="of:=AVERAGE([.F1:.F33])" office:value-type="float" office:value="0.27184882969697" calcext:value-type="float">
            <text:p>0.27184882969697</text:p>
          </table:table-cell>
          <table:table-cell table:style-name="ce1" table:formula="of:=AVERAGE([.G1:.G33])" office:value-type="float" office:value="0.285344646969697" calcext:value-type="float">
            <text:p>0.285344646969697</text:p>
          </table:table-cell>
          <table:table-cell table:style-name="ce1"/>
          <table:table-cell table:style-name="ce3" table:formula="of:=SUM([.I1:.I33])" office:value-type="float" office:value="0.0000000000000131986435669695" calcext:value-type="float">
            <text:p>0.000</text:p>
          </table:table-cell>
          <table:table-cell table:style-name="ce3" table:formula="of:=SUM([.J1:.J33])" office:value-type="float" office:value="7.79324521582581E-015" calcext:value-type="float">
            <text:p>0.000</text:p>
          </table:table-cell>
          <table:table-cell table:style-name="ce3" table:formula="of:=SUM([.K1:.K33])" office:value-type="float" office:value="-1.50140316845793E-015" calcext:value-type="float">
            <text:p>0.000</text:p>
          </table:table-cell>
          <table:table-cell table:style-name="ce3" table:formula="of:=SUM([.L1:.L33])" office:value-type="float" office:value="-5.98913280080993E-016" calcext:value-type="float">
            <text:p>0.000</text:p>
          </table:table-cell>
          <table:table-cell table:style-name="ce3" table:formula="of:=SUM([.M1:.M33])" office:value-type="float" office:value="-8.98586760555986E-015" calcext:value-type="float">
            <text:p>0.000</text:p>
          </table:table-cell>
          <table:table-cell table:style-name="ce3" table:formula="of:=SUM([.N1:.N33])" office:value-type="float" office:value="7.00394603425636E-015" calcext:value-type="float">
            <text:p>0.000</text:p>
          </table:table-cell>
          <table:table-cell table:style-name="ce1"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3:04:27.720926069</meta:creation-date>
    <dc:date>2020-12-25T16:47:18.416995525</dc:date>
    <meta:editing-duration>P1DT10H11M11S</meta:editing-duration>
    <meta:editing-cycles>47</meta:editing-cycles>
    <meta:generator>LibreOffice/6.0.7.3$Linux_X86_64 LibreOffice_project/00m0$Build-3</meta:generator>
    <meta:document-statistic meta:table-count="1" meta:cell-count="442" meta:object-count="0"/>
  </office:meta>
</office:document-meta>
</file>